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3cdc1" officeooo:paragraph-rsid="0013cdc1" style:font-size-asian="12pt" style:font-size-complex="12pt"/>
    </style:style>
    <style:style style:name="P2" style:family="paragraph" style:parent-style-name="Standard">
      <style:text-properties fo:font-size="12pt" officeooo:rsid="0015c39a" officeooo:paragraph-rsid="0015c39a" style:font-size-asian="12pt" style:font-size-complex="12pt"/>
    </style:style>
    <style:style style:name="P3" style:family="paragraph" style:parent-style-name="Standard">
      <style:text-properties fo:font-size="12pt" officeooo:rsid="00181760" officeooo:paragraph-rsid="00181760" style:font-size-asian="12pt" style:font-size-complex="12pt"/>
    </style:style>
    <style:style style:name="P4" style:family="paragraph" style:parent-style-name="Standard" style:list-style-name="L1">
      <style:text-properties fo:font-size="12pt" officeooo:rsid="0015c39a" officeooo:paragraph-rsid="0015c39a" style:font-size-asian="12pt" style:font-size-complex="12pt"/>
    </style:style>
    <style:style style:name="P5" style:family="paragraph" style:parent-style-name="Standard">
      <style:text-properties fo:font-size="12pt" officeooo:rsid="0015c39a" officeooo:paragraph-rsid="00182139" style:font-size-asian="12pt" style:font-size-complex="12pt"/>
    </style:style>
    <style:style style:name="P6" style:family="paragraph" style:parent-style-name="Standard" style:list-style-name="L1">
      <style:text-properties fo:font-size="12pt" officeooo:rsid="00163a02" officeooo:paragraph-rsid="00163a02" style:font-size-asian="12pt" style:font-size-complex="12pt"/>
    </style:style>
    <style:style style:name="T1" style:family="text">
      <style:text-properties officeooo:rsid="001644f7"/>
    </style:style>
    <style:style style:name="T2" style:family="text">
      <style:text-properties officeooo:rsid="001821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300 a.C. – Idade do Bronze</text:p>
      <text:p text:style-name="P5"><text:span text:style-name="T2">3.150 a.C. - Unificação Alto e Baixo Egito</text:span></text:p>
      <text:p text:style-name="P5">2.112 - 2.095 a.C. – Ur-Nammu</text:p>
      <text:list xml:id="list5787634989846229305" text:style-name="L1">
        <text:list-item>
          <text:p text:style-name="P4">Terceira dinastia de Ur</text:p>
        </text:list-item>
        <text:list-item>
          <text:p text:style-name="P4">2.100 a.C. - Expulsou os gútios e reunificou a região da Mesopotâmia que estava sob controle dos acadianos</text:p>
        </text:list-item>
        <text:list-item>
          <text:p text:style-name="P6">Zigurates - <text:a xlink:type="simple" xlink:href="http://pt.wikipedia.org/wiki/Zigurate">http://pt.wikipedia.org/wiki/Zigurate</text:a></text:p>
        </text:list-item>
        <text:list-item>
          <text:p text:style-name="P6"/>
        </text:list-item>
      </text:list>
      <text:p text:style-name="P2">2.040 a.C. – Código de Ur-Nammu <text:span text:style-name="T1">(Suméria): descreve costumes antigos transformados em leis e a enfatização de penas pecuniárias para delitos diversos ao invés de penas taliana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9:22:30.059000000</meta:creation-date>
    <dc:date>2014-11-03T21:38:12.114000000</dc:date>
    <meta:editing-duration>PT15M10S</meta:editing-duration>
    <meta:editing-cycles>3</meta:editing-cycles>
    <meta:generator>LibreOffice/4.2.4.2$Windows_x86 LibreOffice_project/63150712c6d317d27ce2db16eb94c2f3d7b699f8</meta:generator>
    <dc:creator>Ramon Marinho de A. Sorage</dc:creator>
    <meta:document-statistic meta:table-count="0" meta:image-count="0" meta:object-count="0" meta:page-count="1" meta:paragraph-count="8" meta:word-count="73" meta:character-count="458" meta:non-whitespace-character-count="393"/>
  </office:meta>
</office:document-meta>
</file>